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945cm" fo:min-width="3.163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66cm" fo:min-width="5.773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4cm" fo:min-width="3.21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987cm" fo:min-width="4.719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987cm" fo:min-width="3.163cm"/>
      <style:paragraph-properties style:writing-mode="lr-tb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 draw:fill-color="#000000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size="12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663cm" svg:height="1.195cm" svg:x="13.395cm" svg:y="6.137cm">
          <text:p text:style-name="P1"><text:span text:style-name="T1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545cm" svg:height="2.432cm" svg:x="8.979cm" svg:y="13.508cm">
          <text:p text:style-name="P3">Mascheramento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4" draw:layer="layout" svg:x1="26.862cm" svg:y1="8.571cm" svg:x2="15.402cm" svg:y2="8.571cm">
          <text:p/>
        </draw:line>
        <draw:line draw:style-name="gr3" draw:text-style-name="P4" draw:layer="layout" svg:x1="9.089cm" svg:y1="14.72cm" svg:x2="6.209cm" svg:y2="14.72cm">
          <text:p/>
        </draw:line>
        <draw:frame draw:style-name="gr4" draw:text-style-name="P6" draw:layer="layout" svg:width="2.459cm" svg:height="0.869cm" svg:x="6.018cm" svg:y="13.809cm">
          <draw:text-box>
            <text:p text:style-name="P5">(0,N)</text:p>
          </draw:text-box>
        </draw:frame>
        <draw:frame draw:style-name="gr4" draw:text-style-name="P6" draw:layer="layout" svg:width="2.258cm" svg:height="0.869cm" svg:x="22.578cm" svg:y="13.809cm">
          <draw:text-box>
            <text:p text:style-name="P5">(1,N)</text:p>
          </draw:text-box>
        </draw:frame>
        <draw:line draw:style-name="gr3" draw:text-style-name="P4" draw:layer="layout" svg:x1="17.079cm" svg:y1="6.314cm" svg:x2="18.281cm" svg:y2="5.878cm">
          <text:p/>
        </draw:line>
        <draw:line draw:style-name="gr3" draw:text-style-name="P4" draw:layer="layout" svg:x1="17.095cm" svg:y1="6.132cm" svg:x2="18.282cm" svg:y2="5.45cm">
          <text:p/>
        </draw:line>
        <draw:line draw:style-name="gr3" draw:text-style-name="P4" draw:layer="layout" svg:x1="17.052cm" svg:y1="6.546cm" svg:x2="18.29cm" svg:y2="6.546cm">
          <text:p/>
        </draw:line>
        <draw:frame draw:style-name="gr5" draw:text-style-name="P8" draw:layer="layout" svg:width="4.51cm" svg:height="3.779cm" svg:x="18.369cm" svg:y="4.85cm">
          <draw:text-box>
            <text:p text:style-name="P7"><text:span text:style-name="T2">C</text:span><text:span text:style-name="T2">o</text:span><text:span text:style-name="T2">d</text:span><text:span text:style-name="T2">i</text:span><text:span text:style-name="T2">c</text:span><text:span text:style-name="T2">e</text:span></text:p>
            <text:p text:style-name="P7"><text:span text:style-name="T2">N</text:span><text:span text:style-name="T2">o</text:span><text:span text:style-name="T2">m</text:span><text:span text:style-name="T2">e</text:span></text:p>
            <text:p text:style-name="P7"><text:span text:style-name="T2">I</text:span><text:span text:style-name="T2">m</text:span><text:span text:style-name="T2">m</text:span><text:span text:style-name="T2">a</text:span><text:span text:style-name="T2">g</text:span><text:span text:style-name="T2">i</text:span><text:span text:style-name="T2">n</text:span><text:span text:style-name="T2">e</text:span></text:p>
            <text:p text:style-name="P7"><text:span text:style-name="T2">S</text:span><text:span text:style-name="T2">e</text:span><text:span text:style-name="T2">s</text:span><text:span text:style-name="T2">s</text:span><text:span text:style-name="T2">o</text:span></text:p>
            <text:p text:style-name="P7"><text:span text:style-name="T2">I</text:span><text:span text:style-name="T2">s</text:span><text:span text:style-name="T2">t</text:span><text:span text:style-name="T2">a</text:span><text:span text:style-name="T2">n</text:span><text:span text:style-name="T2">t</text:span><text:span text:style-name="T2">e</text:span><text:span text:style-name="T2"> </text:span><text:span text:style-name="T2">d</text:span><text:span text:style-name="T2">i</text:span><text:span text:style-name="T2"> </text:span><text:span text:style-name="T2">n</text:span><text:span text:style-name="T2">a</text:span><text:span text:style-name="T2">s</text:span><text:span text:style-name="T2">c</text:span><text:span text:style-name="T2">i</text:span><text:span text:style-name="T2">t</text:span><text:span text:style-name="T2">a</text:span></text:p>
            <text:p text:style-name="P7"><text:span text:style-name="T2">I</text:span><text:span text:style-name="T2">s</text:span><text:span text:style-name="T2">t</text:span><text:span text:style-name="T2">a</text:span><text:span text:style-name="T2">n</text:span><text:span text:style-name="T2">t</text:span><text:span text:style-name="T2">e</text:span><text:span text:style-name="T2"> </text:span><text:span text:style-name="T2">d</text:span><text:span text:style-name="T2">i</text:span><text:span text:style-name="T2"> </text:span><text:span text:style-name="T2">m</text:span><text:span text:style-name="T2">o</text:span><text:span text:style-name="T2">r</text:span><text:span text:style-name="T2">t</text:span><text:span text:style-name="T2">e</text:span></text:p>
          </draw:text-box>
        </draw:frame>
        <draw:line draw:style-name="gr3" draw:text-style-name="P4" draw:layer="layout" svg:x1="17.052cm" svg:y1="6.912cm" svg:x2="18.29cm" svg:y2="6.912cm">
          <text:p/>
        </draw:line>
        <draw:line draw:style-name="gr3" draw:text-style-name="P4" draw:layer="layout" svg:x1="17.079cm" svg:y1="7.22cm" svg:x2="18.281cm" svg:y2="7.656cm">
          <text:p/>
        </draw:line>
        <draw:line draw:style-name="gr3" draw:text-style-name="P4" draw:layer="layout" svg:x1="17.095cm" svg:y1="7.401cm" svg:x2="18.282cm" svg:y2="8.083cm">
          <text:p/>
        </draw:line>
        <draw:custom-shape draw:style-name="gr6" draw:text-style-name="P9" draw:layer="layout" svg:width="0.301cm" svg:height="0.343cm" svg:x="18.212cm" svg:y="5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0" draw:layer="layout" svg:width="0.301cm" svg:height="0.301cm" svg:x="18.213cm" svg:y="5.6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0" draw:layer="layout" svg:width="0.301cm" svg:height="0.292cm" svg:x="18.214cm" svg:y="6.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0" draw:layer="layout" svg:width="0.301cm" svg:height="0.301cm" svg:x="18.215cm" svg:y="6.7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0" draw:layer="layout" svg:width="0.301cm" svg:height="0.292cm" svg:x="18.216cm" svg:y="7.5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0" draw:layer="layout" svg:width="0.301cm" svg:height="0.301cm" svg:x="18.217cm" svg:y="8.0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15.321cm" svg:y1="7.941cm" svg:x2="15.321cm" svg:y2="8.578cm">
          <text:p/>
        </draw:line>
        <draw:custom-shape draw:style-name="gr8" draw:text-style-name="P9" draw:layer="layout" svg:width="0.602cm" svg:height="0.552cm" svg:x="14.9cm" svg:y="7.42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519.760479041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5.095cm" svg:y1="7.961cm" svg:x2="15.095cm" svg:y2="8.598cm">
          <text:p/>
        </draw:line>
        <draw:line draw:style-name="gr3" draw:text-style-name="P4" draw:layer="layout" svg:x1="3.537cm" svg:y1="8.571cm" svg:x2="3.5cm" svg:y2="14cm">
          <text:p/>
        </draw:line>
        <draw:line draw:style-name="gr3" draw:text-style-name="P4" draw:layer="layout" svg:x1="15.095cm" svg:y1="8.571cm" svg:x2="3.574cm" svg:y2="8.571cm">
          <text:p/>
        </draw:line>
        <draw:custom-shape draw:style-name="gr9" draw:text-style-name="P2" draw:layer="layout" svg:width="5.219cm" svg:height="1.237cm" svg:x="1cm" svg:y="14.101cm">
          <text:p text:style-name="P1"><text:span text:style-name="T1">Pers</text:span><text:span text:style-name="T1">onag</text:span><text:span text:style-name="T1">g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663cm" svg:height="1.237cm" svg:x="25.037cm" svg:y="14.101cm">
          <text:p text:style-name="P1"><text:span text:style-name="T1">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5.023cm" svg:y1="14.72cm" svg:x2="21.407cm" svg:y2="14.72cm">
          <text:p/>
        </draw:line>
        <draw:line draw:style-name="gr3" draw:text-style-name="P4" draw:layer="layout" svg:x1="26.838cm" svg:y1="8.572cm" svg:x2="26.801cm" svg:y2="14.0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1T15:30:50.237398069</dc:date>
    <meta:editing-duration>PT43M42S</meta:editing-duration>
    <meta:editing-cycles>5</meta:editing-cycles>
    <meta:generator>LibreOffice/7.3.7.2$Linux_X86_64 LibreOffice_project/30$Build-2</meta:generator>
    <meta:document-statistic meta:object-count="28"/>
  </office:meta>
</office:document-meta>
</file>